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02cm" fo:margin-left="0cm" fo:margin-top="0cm" fo:margin-bottom="0cm" table:align="left" style:writing-mode="lr-tb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996cm"/>
    </style:style>
    <style:style style:name="Таблица1.C" style:family="table-column">
      <style:table-column-properties style:column-width="4.755cm"/>
    </style:style>
    <style:style style:name="Таблица1.1" style:family="table-row">
      <style:table-row-properties style:min-row-height="8.262cm" fo:keep-together="auto"/>
    </style:style>
    <style:style style:name="Таблица1.A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1.468cm" fo:keep-together="auto"/>
    </style:style>
    <style:style style:name="Таблица1.A2" style:family="table-cell">
      <style:table-cell-properties fo:padding="0cm" fo:border="0.5pt solid #000000" style:writing-mode="lr-tb"/>
    </style:style>
    <style:style style:name="Таблица1.3" style:family="table-row">
      <style:table-row-properties style:min-row-height="2.909cm" fo:keep-together="auto"/>
    </style:style>
    <style:style style:name="Таблица1.4" style:family="table-row">
      <style:table-row-properties style:min-row-height="1.224cm" fo:keep-together="auto"/>
    </style:style>
    <style:style style:name="Таблица1.5" style:family="table-row">
      <style:table-row-properties style:min-row-height="2.648cm" fo:keep-together="auto"/>
    </style:style>
    <style:style style:name="Таблица1.6" style:family="table-row">
      <style:table-row-properties style:min-row-height="0.73cm" fo:keep-together="auto"/>
    </style:style>
    <style:style style:name="P1" style:family="paragraph" style:parent-style-name="Text_20_body">
      <style:paragraph-properties fo:margin-right="0cm" fo:margin-top="0.007cm" fo:margin-bottom="0cm" style:contextual-spacing="false" fo:text-align="start" style:justify-single-word="false"/>
    </style:style>
    <style:style style:name="P2" style:family="paragraph" style:parent-style-name="Table_20_Paragraph">
      <style:paragraph-properties fo:margin-right="2.704cm" fo:margin-top="0.028cm" fo:margin-bottom="0cm" style:contextual-spacing="false" fo:text-align="start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able_20_Paragraph">
      <style:paragraph-properties fo:margin-right="8.46cm" fo:margin-top="0.011cm" fo:margin-bottom="0cm" style:contextual-spacing="false" fo:line-height="0.561cm" fo:text-align="center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le_20_Paragraph">
      <style:paragraph-properties fo:margin-left="3.995cm" fo:margin-right="2.704cm" fo:margin-top="0.028cm" fo:margin-bottom="0cm" style:contextual-spacing="false" fo:text-align="center" style:justify-single-word="false" fo:hyphenation-ladder-count="no-limit" fo:text-indent="-0.069cm" style:auto-text-indent="false"/>
      <style:text-properties fo:font-size="11pt" officeooo:paragraph-rsid="000441d2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Paragraph">
      <style:paragraph-properties fo:margin-left="0.198cm" fo:margin-right="0.168cm" fo:margin-top="0.002cm" fo:margin-bottom="0cm" style:contextual-spacing="false" fo:line-height="98%" fo:text-align="start" style:justify-single-word="false" fo:hyphenation-ladder-count="no-limit">
        <style:tab-stops>
          <style:tab-stop style:position="1.822cm"/>
          <style:tab-stop style:position="2.669cm"/>
          <style:tab-stop style:position="4.39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Paragraph">
      <style:paragraph-properties fo:margin-left="0.191cm" fo:margin-right="0.173cm" fo:margin-top="0.002cm" fo:margin-bottom="0cm" style:contextual-spacing="false" fo:line-height="98%" fo:text-align="start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Paragraph">
      <style:paragraph-properties fo:margin-left="0.191cm" fo:margin-right="0.173cm" fo:margin-top="0.002cm" fo:margin-bottom="0cm" style:contextual-spacing="false" fo:line-height="98%" fo:text-align="justify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Paragraph">
      <style:paragraph-properties fo:margin-top="0cm" fo:margin-bottom="0cm" style:contextual-spacing="false" fo:text-align="start" style:justify-single-word="false" fo:hyphenation-ladder-count="no-limit" fo:text-indent="0.258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Paragraph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Paragraph">
      <style:paragraph-properties fo:margin-left="0.198cm" fo:margin-top="0.002cm" fo:margin-bottom="0cm" style:contextual-spacing="false" fo:line-height="0.466cm" fo:text-align="start" style:justify-single-word="false" fo:hyphenation-ladder-count="no-limit"/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14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035cm" fo:margin-top="0cm" fo:margin-bottom="0cm" style:contextual-spacing="false" fo:text-align="start" style:justify-single-word="false" fo:hyphenation-ladder-count="no-limit">
        <style:tab-stops>
          <style:tab-stop style:position="1.905cm"/>
          <style:tab-stop style:position="3.775cm"/>
          <style:tab-stop style:position="5.644cm"/>
          <style:tab-stop style:position="7.514cm"/>
          <style:tab-stop style:position="9.384cm"/>
          <style:tab-stop style:position="11.254cm"/>
          <style:tab-stop style:position="13.123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.06cm" fo:margin-top="0cm" fo:margin-bottom="0cm" style:contextual-spacing="false" fo:text-align="start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text-underline-style="solid" style:text-underline-width="auto" style:text-underline-color="font-color" officeooo:rsid="000441d2" officeooo:paragraph-rsid="000441d2" style:letter-kerning="false" style:font-size-asian="9pt" style:language-asian="en" style:country-asian="US" style:font-style-asian="italic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letter-kerning="false" style:font-size-asian="9pt" style:language-asian="en" style:country-asian="US" style:font-style-asian="italic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2pt" style:letter-kerning="false" style:font-size-asian="12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0pt" style:letter-kerning="false" fo:background-color="#ffffff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font-weight-complex="bold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style:text-underline-style="solid" style:text-underline-width="auto" style:text-underline-color="font-color" officeooo:rsid="000441d2" style:font-size-asian="9pt" style:font-size-complex="9pt"/>
    </style:style>
    <style:style style:name="T10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5c79c" style:font-size-asian="10pt" style:font-size-complex="10pt"/>
    </style:style>
    <style:style style:name="T15" style:family="text">
      <style:text-properties fo:font-size="10pt" fo:letter-spacing="-0.002cm" style:font-size-asian="10pt" style:font-size-complex="10pt"/>
    </style:style>
    <style:style style:name="T16" style:family="text">
      <style:text-properties fo:font-size="10pt" fo:letter-spacing="-0.009cm" style:font-size-asian="10pt" style:font-size-complex="10pt"/>
    </style:style>
    <style:style style:name="T17" style:family="text">
      <style:text-properties fo:font-size="10pt" fo:letter-spacing="-0.005cm" style:font-size-asian="10pt" style:font-size-complex="10pt"/>
    </style:style>
    <style:style style:name="T18" style:family="text">
      <style:text-properties fo:color="#000000" loext:opacity="100%" fo:font-size="10pt" style:font-size-asian="10pt" style:font-size-complex="10pt"/>
    </style:style>
    <style:style style:name="T19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Symbol" fo:font-size="8pt" style:font-name-asian="Symbol1" style:font-size-asian="8pt" style:font-name-complex="Symbol1" style:font-size-complex="8pt">
        <loext:char-complex-color loext:theme-type="dark1" loext:color-type="theme"/>
      </style:text-properties>
    </style:style>
    <style:style style:name="T21" style:family="text">
      <style:text-properties fo:color="#000000" loext:opacity="100%" fo:font-size="8pt" style:font-size-asian="8pt" style:font-size-complex="8pt">
        <loext:char-complex-color loext:theme-type="dark1" loext:color-type="theme"/>
      </style:text-properties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/text:p>
      <text:p text:style-name="P11" loext:marker-style-name="T13"><draw:frame draw:style-name="fr1" draw:name="Врезка1" text:anchor-type="paragraph" svg:x="0cm" svg:y="1.244cm" svg:width="19.002cm" draw:z-index="1" loext:may-break-between-pages="true"><draw:text-box fo:min-height="0.041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table:number-columns-spanned="3" office:value-type="string"><text:p text:style-name="P15" loext:marker-style-name="T2"><text:span text:style-name="T2">ФЕДЕРАЛЬНОЕ ГОСУДАРСТВЕННОЕ БЮДЖЕТНОЕ <text:s/>ОБРАЗОВАТЕЛЬНОЕ УЧРЕЖДЕНИЕ ВЫСШЕГО ОБРАЗОВАНИЯ</text:span></text:p><text:p text:style-name="P15" loext:marker-style-name="T2"><text:span text:style-name="T2">«РОСТОВСКИЙ ГОСУДАРСТВЕННЫЙ ЭКОНОМИЧЕСКИЙ УНИВЕРСИТЕТ (РИНХ)»</text:span></text:p><text:p text:style-name="P2" loext:marker-style-name="T3"/><text:p text:style-name="P4" loext:marker-style-name="T3"><text:span text:style-name="T3">АТТЕСТАЦИОННЫЙ ЛИСТ ПО УЧЕБНОЙ ПРАКТИКЕ</text:span></text:p><text:p text:style-name="P24"><text:s text:c="95"/>Старушко Роман Алексеевич <text:s text:c="88"/></text:p><text:p text:style-name="P15" loext:marker-style-name="T5"><text:span text:style-name="T5">ФИО студента</text:span></text:p><text:p text:style-name="P16" loext:marker-style-name="T6"><text:span text:style-name="T6">обучающийся (аяся) на 2 курсе группы </text:span><text:span text:style-name="T9">ИС — 202 </text:span><text:span text:style-name="T6">по специальности СПО </text:span><text:span text:style-name="T8">09.02.07 «Информационные системы и программирование»</text:span></text:p><text:p text:style-name="P15" loext:marker-style-name="T6"><text:span text:style-name="T5"><text:s text:c="97"/>код и наименование</text:span></text:p><text:p text:style-name="P16" loext:marker-style-name="T6"><text:span text:style-name="T6">успешно прошел(ла) <text:s/></text:span><text:span text:style-name="T8">учебную практику </text:span><text:span text:style-name="T6"><text:s/>по профессиональному модулю </text:span></text:p><text:p text:style-name="P15" loext:marker-style-name="T10"><text:span text:style-name="T10">«УП 03 Ревьюирование программных модулей »</text:span></text:p><text:p text:style-name="P25" loext:marker-style-name="T5"/><text:p text:style-name="P16" loext:marker-style-name="T6"><text:span text:style-name="T6">в объеме </text:span><text:span text:style-name="T4">36 </text:span><text:span text:style-name="T6">часов <text:s/>с</text:span><text:span text:style-name="T4"> «</text:span><text:span text:style-name="T7">2</text:span><text:span text:style-name="T6">» ___июня__ 2025г. по «7» _____июня________ <text:s/>2025г.</text:span></text:p><text:p text:style-name="P21" loext:marker-style-name="T8"><text:span text:style-name="T6">в организации </text:span><text:span text:style-name="T8">Финансово-экономических колледж РГЭУ (РИНХ); г. Ростов-на-Дону, пер. Доломановский, 53.</text:span></text:p><text:p text:style-name="P15" loext:marker-style-name="T5"><text:span text:style-name="T5">наименование организации, юридический адрес</text:span></text:p><text:p text:style-name="P21" loext:marker-style-name="T12"><text:span text:style-name="T12">Оценка сформированности ПК через виды и качество выполнения работ</text:span></text:p><text:p text:style-name="P3" loext:marker-style-name="T3"/></table:table-cell><table:covered-table-cell/><table:covered-table-cell/></table:table-row><table:table-row table:style-name="Таблица1.2"><table:table-cell table:style-name="Таблица1.A2" office:value-type="string"><text:p text:style-name="P5" loext:marker-style-name="T13"><text:span text:style-name="T13">Наименование профессиональной компетенции</text:span><text:span text:style-name="T15">, </text:span><text:span text:style-name="T13">освоенной обучающимся</text:span></text:p><text:p text:style-name="P10" loext:marker-style-name="T13"/></table:table-cell><table:table-cell table:style-name="Таблица1.A2" office:value-type="string"><text:p text:style-name="P7" loext:marker-style-name="T13"><text:span text:style-name="T13">Вид <text:s/>работ, выполненных обучающимися во время практики</text:span></text:p></table:table-cell><table:table-cell table:style-name="Таблица1.A2" office:value-type="string"><text:p text:style-name="P6" loext:marker-style-name="T13"><text:span text:style-name="T13">Качество выполнения в соответствии с технологией и (или) требованиями и (или) </text:span><text:span text:style-name="T15">требованиями </text:span><text:span text:style-name="T13">организации (соответствует, частично соответствует, не соответствует)</text:span></text:p></table:table-cell></table:table-row><table:table-row table:style-name="Таблица1.3"><table:table-cell table:style-name="Таблица1.A2" office:value-type="string"><text:p text:style-name="P17" loext:marker-style-name="T13"><text:span text:style-name="T18">ОК-01-ОК-09, </text:span><text:span text:style-name="T13">ПК 3.1.</text:span></text:p></table:table-cell><table:table-cell table:style-name="Таблица1.A2" office:value-type="string"><text:p text:style-name="P18" loext:marker-style-name="T11"><text:span text:style-name="T11">практический опыт:</text:span></text:p><text:p text:style-name="P22" loext:marker-style-name="T13"><text:span text:style-name="T13">выполнять построение заданных моделей программного средства с помощью графического языка (обратное проектирование);</text:span></text:p><text:p text:style-name="P19" loext:marker-style-name="T11"><text:span text:style-name="T11">уметь:</text:span></text:p><text:p text:style-name="P22" loext:marker-style-name="T13"><text:span text:style-name="T13">работать с проектной документацией, разработанной с использованием графических языков спецификаций.</text:span></text:p><text:p text:style-name="P26" loext:marker-style-name="T13"/><text:p text:style-name="P27" loext:marker-style-name="T1"/></table:table-cell><table:table-cell table:style-name="Таблица1.A2" office:value-type="string"><text:p text:style-name="P8" loext:marker-style-name="T21"><text:span text:style-name="T20"></text:span><text:span text:style-name="T21"> <text:s/>Соответствует</text:span></text:p><text:p text:style-name="P8" loext:marker-style-name="T21"><text:span text:style-name="T20"></text:span><text:span text:style-name="T21"> Частично соответствует</text:span></text:p><text:p text:style-name="P8" loext:marker-style-name="T22"><text:span text:style-name="T20"></text:span><text:span text:style-name="T21"> Не соответствует</text:span></text:p></table:table-cell></table:table-row><table:table-row table:style-name="Таблица1.4"><table:table-cell table:style-name="Таблица1.A2" office:value-type="string"><text:p text:style-name="P9" loext:marker-style-name="T13"><text:span text:style-name="T18">ОК-01-ОК-09, </text:span><text:span text:style-name="T13">ПК 3.2.</text:span></text:p></table:table-cell><table:table-cell table:style-name="Таблица1.A2" office:value-type="string"><text:p text:style-name="P18" loext:marker-style-name="T11"><text:span text:style-name="T11">практический опыт:</text:span></text:p><text:p text:style-name="P22" loext:marker-style-name="T13"><text:span text:style-name="T13">определять характеристики программного продукта и автоматизированных средств, измерять характеристики программного проекта;</text:span></text:p><text:p text:style-name="P19" loext:marker-style-name="T11"><text:span text:style-name="T11">уметь:</text:span></text:p><text:p text:style-name="P22" loext:marker-style-name="T13"><text:span text:style-name="T13">применять стандартные метрики по прогнозированию затрат, сроков и качества, </text:span><text:s/><text:span text:style-name="T13">определять метрики программного кода специализированными средствами.</text:span></text:p><text:p text:style-name="P26" loext:marker-style-name="T13"/><text:p text:style-name="P27" loext:marker-style-name="T1"/></table:table-cell><table:table-cell table:style-name="Таблица1.A2" office:value-type="string"><text:p text:style-name="P8" loext:marker-style-name="T21"><text:span text:style-name="T20"></text:span><text:span text:style-name="T21"> <text:s/>Соответствует</text:span></text:p><text:p text:style-name="P8" loext:marker-style-name="T21"><text:span text:style-name="T20"></text:span><text:span text:style-name="T21"> Частично соответствует</text:span></text:p><text:p text:style-name="P8" loext:marker-style-name="T22"><text:span text:style-name="T20"></text:span><text:span text:style-name="T21"> Не соответствует</text:span></text:p></table:table-cell></table:table-row><table:table-row table:style-name="Таблица1.5"><table:table-cell table:style-name="Таблица1.A2" office:value-type="string"><text:p text:style-name="P9" loext:marker-style-name="T13"><text:span text:style-name="T18">ОК-01-ОК-09, </text:span><text:span text:style-name="T13">ПК 3.3.</text:span></text:p></table:table-cell><table:table-cell table:style-name="Таблица1.A2" office:value-type="string"><text:p text:style-name="P18" loext:marker-style-name="T11"><text:span text:style-name="T11">практический опыт:</text:span></text:p><text:p text:style-name="P22" loext:marker-style-name="T13"><text:span text:style-name="T13">оптимизировать программный код с использованием специализированных программных средств, использовать основные методологии процессов разработки программного обеспечения.</text:span></text:p><text:p text:style-name="P19" loext:marker-style-name="T11"><text:span text:style-name="T11">уметь:</text:span></text:p><text:p text:style-name="P23" loext:marker-style-name="T19"><text:span text:style-name="T19">выполнять оптимизацию программного кода с использованием специализированных программных средств, использовать методы и технологии тестирования и ревьюирования кода и проектной документации.</text:span></text:p><text:p text:style-name="P28" loext:marker-style-name="T19"/><text:p text:style-name="P28" loext:marker-style-name="T19"/></table:table-cell><table:table-cell table:style-name="Таблица1.A2" office:value-type="string"><text:p text:style-name="P8" loext:marker-style-name="T21"><text:span text:style-name="T20"></text:span><text:span text:style-name="T21"> <text:s/>Соответствует</text:span></text:p><text:p text:style-name="P8" loext:marker-style-name="T21"><text:span text:style-name="T20"></text:span><text:span text:style-name="T21"> Частично соответствует</text:span></text:p><text:p text:style-name="P8" loext:marker-style-name="T1"><text:span text:style-name="T20"></text:span><text:span text:style-name="T21"> Не соответствует</text:span></text:p></table:table-cell></table:table-row><table:table-row table:style-name="Таблица1.6"><table:table-cell table:style-name="Таблица1.A2" office:value-type="string"><text:p text:style-name="P9" loext:marker-style-name="T13"><text:span text:style-name="T18">ОК-01-ОК-09, </text:span><text:span text:style-name="T13">ПК 3.4.</text:span></text:p></table:table-cell><table:table-cell table:style-name="Таблица1.A2" office:value-type="string"><text:p text:style-name="P18" loext:marker-style-name="T11"><text:span text:style-name="T11">практический опыт:</text:span></text:p><text:p text:style-name="P22" loext:marker-style-name="T13"><text:span text:style-name="T13">обосновывать выбор методологии и средств разработки программного обеспечения</text:span></text:p><text:p text:style-name="P19" loext:marker-style-name="T11"><text:span text:style-name="T11">уметь:</text:span></text:p><text:p text:style-name="P20" loext:marker-style-name="T19"><text:span text:style-name="T19">проводить сравнительный анализ программных продуктов, проводить сравнительный анализ средств разработки программных продуктов, разграничивать подходы к менеджменту программных проектов.</text:span></text:p></table:table-cell><table:table-cell table:style-name="Таблица1.A2" office:value-type="string"><text:p text:style-name="P8" loext:marker-style-name="T21"><text:span text:style-name="T20"></text:span><text:span text:style-name="T21"> <text:s/>Соответствует</text:span></text:p><text:p text:style-name="P8" loext:marker-style-name="T21"><text:span text:style-name="T20"></text:span><text:span text:style-name="T21"> Частично соответствует</text:span></text:p><text:p text:style-name="P8" loext:marker-style-name="T1"><text:span text:style-name="T20"></text:span><text:span text:style-name="T21"> Не соответствует</text:span></text:p></table:table-cell></table:table-row></table:table></draw:text-box></draw:frame><text:soft-page-break/></text:p>
      <text:p text:style-name="P11" loext:marker-style-name="T13"/>
      <text:p text:style-name="P11" loext:marker-style-name="T13"/>
      <text:p text:style-name="P13" loext:marker-style-name="T13"><text:span text:style-name="T13">Дата «___» ____________ 202__г.<text:tab/></text:span><text:span text:style-name="T13"/></text:p>
      <text:p text:style-name="P11" loext:marker-style-name="T13"/>
      <text:p text:style-name="P13" loext:marker-style-name="T13"><text:span text:style-name="T16">Р</text:span><text:span text:style-name="T13">уководитель практики <text:s text:c="10"/>______________/</text:span><text:span text:style-name="T14">Журавлев Д. Г___________________.</text:span><text:span text:style-name="T13">_______/</text:span></text:p>
      <text:p text:style-name="P14" loext:marker-style-name="T13"><text:span text:style-name="T13"><text:s text:c="59"/>(подпись) <text:s text:c="28"/>(ФИО, должность)</text:span><text:span text:style-name="T13"/></text:p>
      <text:p text:style-name="P12" loext:marker-style-name="T13"/>
      <text:p text:style-name="P13" loext:marker-style-name="T13"><text:span text:style-name="T16">Председатель ЦМК</text:span><text:span text:style-name="T13"> <text:s text:c="18"/>______________/_________________________________________________________________/</text:span></text:p>
      <text:p text:style-name="P14" loext:marker-style-name="T13"><text:span text:style-name="T13"><text:s text:c="59"/>(подпись) <text:s text:c="28"/>(ФИО, должность)</text:span><text:span text:style-name="T13"/></text:p>
      <text:p text:style-name="P12" loext:marker-style-name="T13"/>
      <text:p text:style-name="P14" loext:marker-style-name="T17"><text:span text:style-name="T13">Ответственный от организации</text:span><text:span text:style-name="T17"/></text:p>
      <text:p text:style-name="P13" loext:marker-style-name="T13"><text:span text:style-name="T13">(базы практики) <text:s text:c="20"/>______________/_________________________________________________________________/</text:span><text:span text:style-name="T13"/></text:p>
      <text:p text:style-name="P14" loext:marker-style-name="T13"><text:span text:style-name="T13"><text:s text:c="59"/>(подпись) <text:s text:c="28"/>(ФИО, должность)</text:span><text:span text:style-name="T1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Open Sans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right="0.54cm" fo:margin-top="0.002cm" fo:margin-bottom="0cm" style:contextual-spacing="false" fo:text-align="end" style:justify-single-word="false"/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3cm" fo:margin-bottom="0.501cm" fo:margin-left="1.251cm" fo:margin-right="1.501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nl</meta:initial-creator>
    <meta:editing-cycles>4</meta:editing-cycles>
    <meta:print-date>2022-05-24T12:37:00</meta:print-date>
    <meta:creation-date>2025-06-02T13:48:00</meta:creation-date>
    <dc:date>2025-06-07T09:10:01.220662033</dc:date>
    <dc:language>ru-RU</dc:language>
    <meta:editing-duration>PT7M54S</meta:editing-duration>
    <meta:generator>LibreOffice/7.6.4.1$Linux_X86_64 LibreOffice_project/60$Build-1</meta:generator>
    <meta:document-statistic meta:table-count="1" meta:image-count="0" meta:object-count="0" meta:page-count="2" meta:paragraph-count="57" meta:word-count="312" meta:character-count="3541" meta:non-whitespace-character-count="2677"/>
    <meta:user-defined meta:name="AppVersion">16.0000</meta:user-defined>
    <meta:user-defined meta:name="Created" meta:value-type="date">2013-11-13T00:00:00</meta:user-defined>
    <meta:user-defined meta:name="Creator">Microsoft® Word 2010</meta:user-defined>
    <meta:user-defined meta:name="LastSaved" meta:value-type="date">2022-03-21T00:00:00</meta:user-defined>
    <meta:template xlink:type="simple" xlink:actuate="onRequest" xlink:title="Normal" xlink:href=""/>
  </office:meta>
</office:document-meta>
</file>